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59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6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phys_to_wat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mana_regen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berserkers_impartiality_trait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4" table:style-name="ce2"/>
          <table:table-cell office:value-type="string" table:style-name="ce2">
            <text:p>phys_to_thund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eady_hand_tra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reckless_blows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Kelvin Vuu</dc:creator>
    <dc:date>2021-03-05T04:39:34Z</dc:date>
    <meta:editing-cycles>30</meta:editing-cycles>
    <meta:editing-duration>PT10832S</meta:editing-duration>
  </office:meta>
</office:document-meta>
</file>